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orphans="2" fo:widows="2" fo:text-indent="0cm" style:auto-text-indent="false" fo:padding-left="0cm" fo:padding-right="0cm" fo:padding-top="0cm" fo:padding-bottom="0.265cm" fo:border-left="none" fo:border-right="none" fo:border-top="none" fo:border-bottom="1.5pt solid #2e8b57"/>
      <style:text-properties fo:font-variant="normal" fo:text-transform="none" fo:color="#2e8b57" loext:opacity="100%" style:font-name="Arial2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794cm" fo:margin-bottom="0.529cm" style:contextual-spacing="false" fo:text-indent="0cm" style:auto-text-indent="false" fo:padding-left="0cm" fo:padding-right="0cm" fo:padding-top="0cm" fo:padding-bottom="0.132cm" fo:border-left="none" fo:border-right="none" fo:border-top="none" fo:border-bottom="0.06pt solid #dddddd"/>
      <style:text-properties fo:color="#2e8b57" loext:opacity="100%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Heading_20_3">
      <style:paragraph-properties fo:margin-left="0cm" fo:margin-right="0cm" fo:margin-top="0.661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dashed #dddddd"/>
    </style:style>
    <style:style style:name="P7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8" style:family="paragraph" style:parent-style-name="Preformatted_20_Text">
      <loext:graphic-properties draw:fill="solid" draw:fill-color="#f0fff0" draw:opacity="100%"/>
      <style:paragraph-properties fo:margin-top="0.265cm" fo:margin-bottom="0.247cm" style:contextual-spacing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9" style:family="paragraph" style:parent-style-name="Text_20_body">
      <style:paragraph-properties fo:margin-left="0cm" fo:margin-right="0cm" fo:margin-top="0.265cm" fo:margin-bottom="0.247cm" style:contextual-spacing="false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11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color="#006400" loext:opacity="100%" fo:font-family="'Courier New', Courier, monospace" fo:background-color="#f0fff0" loext:char-shading-value="0" loext:padding="0cm" loext:border="none"/>
    </style:style>
    <style:style style:name="T2" style:family="text">
      <style:text-properties fo:color="#228b22" loext:opacity="100%"/>
    </style:style>
    <style:style style:name="T3" style:family="text">
      <style:text-properties fo:color="#333333" loext:opacity="100%" fo:font-family="'Courier New', Courier, monospace" fo:background-color="transparent" loext:char-shading-value="0" loext:padding="0cm" loext:border="none"/>
    </style:style>
    <style:style style:name="T4" style:family="text">
      <style:text-properties fo:color="#333333" loext:opacity="100%" fo:background-color="transparent" loext:char-shading-value="0" loext:padding="0cm" loext:border="none"/>
    </style:style>
    <style:style style:name="T5" style:family="text">
      <style:text-properties fo:color="#008080" loext:opacity="100%" fo:font-family="'Courier New', Courier, monospace" fo:font-style="italic" fo:background-color="transparent" loext:char-shading-value="0" loext:padding="0cm" loext:border="none"/>
    </style:style>
    <style:style style:name="T6" style:family="text">
      <style:text-properties fo:color="#228b22" loext:opacity="100%" fo:background-color="#fff3cd" loext:char-shading-value="0" loext:padding-left="0.265cm" loext:padding-right="0cm" loext:padding-top="0.265cm" loext:padding-bottom="0.265cm" loext:border-left="0.06pt solid #ffeeba" loext:border-right="none" loext:border-top="0.06pt solid #ffeeba" loext:border-bottom="0.06pt solid #ffeeba"/>
    </style:style>
    <style:style style:name="T7" style:family="text">
      <style:text-properties fo:color="#856404" loext:opacity="100%" fo:background-color="#fff3cd" loext:char-shading-value="0" loext:padding-left="0.265cm" loext:padding-right="0cm" loext:padding-top="0.265cm" loext:padding-bottom="0.265cm" loext:border-left="0.06pt solid #ffeeba" loext:border-right="none" loext:border-top="0.06pt solid #ffeeba" loext:border-bottom="0.06pt solid #ffeeb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truturas Condicionais na Prática 🎓</text:h>
      <text:h text:style-name="P2" text:outline-level="2">Qual ferramenta usar?</text:h>
      <text:p text:style-name="P3">O JavaScript nos dá duas ferramentas principais para tomar decisões: o <text:span text:style-name="Source_20_Text"><text:span text:style-name="T1">if/else</text:span></text:span> e o <text:span text:style-name="Source_20_Text"><text:span text:style-name="T1">switch</text:span></text:span>. Embora façam coisas parecidas, cada uma serve para uma situação.</text:p>
      <text:h text:style-name="P2" text:outline-level="2">1. A Família IF (A Estrada com Desvios)</text:h>
      <text:p text:style-name="P3">Imagine que você está dirigindo em uma estrada. De repente, aparece uma placa.</text:p>
      <text:list text:style-name="L1">
        <text:list-item>
          <text:p text:style-name="P4"><text:span text:style-name="Strong_20_Emphasis"><text:span text:style-name="T2">IF (Se):</text:span></text:span> É o desvio principal. "Se tiver gasolina, continue".</text:p>
        </text:list-item>
        <text:list-item>
          <text:p text:style-name="P4"><text:span text:style-name="Strong_20_Emphasis"><text:span text:style-name="T2">ELSE (Senão):</text:span></text:span> É o Plano B. "Se acabou a gasolina, vá a pé".</text:p>
        </text:list-item>
        <text:list-item>
          <text:p text:style-name="P5"><text:span text:style-name="Strong_20_Emphasis"><text:span text:style-name="T2">ELSE IF (Senão, Se):</text:span></text:span> É quando temos várias verificações em sequência (intervalos).</text:p>
        </text:list-item>
      </text:list>
      <text:h text:style-name="P6" text:outline-level="3">Quando usar IF/ELSE?</text:h>
      <text:p text:style-name="P3">Use quando você precisa testar <text:span text:style-name="Strong_20_Emphasis"><text:span text:style-name="T2">intervalos de valores</text:span></text:span> (maior que, menor que) ou condições complexas (E/OU).</text:p>
      <text:h text:style-name="P6" text:outline-level="3">Exemplo: O Termômetro 🌡️</text:h>
      <text:p text:style-name="P7"><text:span text:style-name="Source_20_Text"><text:span text:style-name="T3">let temperatura = 38;</text:span></text:span></text:p>
      <text:p text:style-name="P8"/>
      <text:p text:style-name="P8"><text:span text:style-name="Source_20_Text"><text:span text:style-name="T3">if (temperatura &gt; 39) {</text:span></text:span></text:p>
      <text:p text:style-name="P7"><text:span text:style-name="Source_20_Text"><text:span text:style-name="T4"><text:s text:c="4"/></text:span></text:span><text:span text:style-name="Source_20_Text"><text:span text:style-name="T5">// Verifica se é MAIOR que 39</text:span></text:span></text:p>
      <text:p text:style-name="P8"><text:span text:style-name="Source_20_Text"><text:span text:style-name="T4"><text:s text:c="4"/></text:span></text:span><text:span text:style-name="Source_20_Text"><text:span text:style-name="T3">console.log("Febre Altíssima! Vá ao médico.");</text:span></text:span></text:p>
      <text:p text:style-name="P8"><text:span text:style-name="Source_20_Text"><text:span text:style-name="T3">} else if (temperatura &gt;= 37) {</text:span></text:span></text:p>
      <text:p text:style-name="P7"><text:span text:style-name="Source_20_Text"><text:span text:style-name="T4"><text:s text:c="4"/></text:span></text:span><text:span text:style-name="Source_20_Text"><text:span text:style-name="T5">// Se não for altíssima, verifica se é febre comum</text:span></text:span></text:p>
      <text:p text:style-name="P8"><text:span text:style-name="Source_20_Text"><text:span text:style-name="T4"><text:s text:c="4"/></text:span></text:span><text:span text:style-name="Source_20_Text"><text:span text:style-name="T3">console.log("Você está com febre.");</text:span></text:span></text:p>
      <text:p text:style-name="P8"><text:span text:style-name="Source_20_Text"><text:span text:style-name="T3">} else {</text:span></text:span></text:p>
      <text:p text:style-name="P7"><text:span text:style-name="Source_20_Text"><text:span text:style-name="T4"><text:s text:c="4"/></text:span></text:span><text:span text:style-name="Source_20_Text"><text:span text:style-name="T5">// Se não for nada disso...</text:span></text:span></text:p>
      <text:p text:style-name="P8"><text:span text:style-name="Source_20_Text"><text:span text:style-name="T4"><text:s text:c="4"/></text:span></text:span><text:span text:style-name="Source_20_Text"><text:span text:style-name="T3">console.log("Temperatura normal.");</text:span></text:span></text:p>
      <text:p text:style-name="P8"><text:soft-page-break/><text:span text:style-name="Source_20_Text"><text:span text:style-name="T3">}</text:span></text:span></text:p>
      <text:h text:style-name="P2" text:outline-level="2">2. A Estrutura SWITCH (A Máquina de Vendas)</text:h>
      <text:p text:style-name="P3">O <text:span text:style-name="Source_20_Text"><text:span text:style-name="T1">switch</text:span></text:span> é diferente. Ele não é bom para verificar "maior ou menor". Ele é perfeito para verificar <text:span text:style-name="Strong_20_Emphasis"><text:span text:style-name="T2">valores exatos</text:span></text:span>.</text:p>
      <text:p text:style-name="P3">Imagine uma máquina de refrigerante: Botão 1 é Coca, Botão 2 é Fanta. Não existe "Botão maior que 1". É exato.</text:p>
      <text:h text:style-name="P6" text:outline-level="3">O Perigo do `break` 🛑</text:h>
      <text:p text:style-name="P9"><text:span text:style-name="Strong_20_Emphasis"><text:span text:style-name="T6">Atenção:</text:span></text:span><text:span text:style-name="T7"> O comando </text:span><text:span text:style-name="Source_20_Text"><text:span text:style-name="T1">break</text:span></text:span><text:span text:style-name="T7"> é o freio. Se você esquecer de colocar o </text:span><text:span text:style-name="Source_20_Text"><text:span text:style-name="T1">break</text:span></text:span><text:span text:style-name="T7">, o computador vai executar o caso certo </text:span><text:span text:style-name="Strong_20_Emphasis"><text:span text:style-name="T6">E TODOS OS CASOS ABAIXO DELE</text:span></text:span><text:span text:style-name="T7">, atropelando tudo.</text:span></text:p>
      <text:h text:style-name="P6" text:outline-level="3">Exemplo: Cargos da Empresa 👔</text:h>
      <text:p text:style-name="P7"><text:span text:style-name="Source_20_Text"><text:span text:style-name="T3">let cargo = "estagiario";</text:span></text:span></text:p>
      <text:p text:style-name="P8"/>
      <text:p text:style-name="P8"><text:span text:style-name="Source_20_Text"><text:span text:style-name="T3">switch (cargo) {</text:span></text:span></text:p>
      <text:p text:style-name="P8"><text:span text:style-name="Source_20_Text"><text:span text:style-name="T4"><text:s text:c="4"/></text:span></text:span><text:span text:style-name="Source_20_Text"><text:span text:style-name="T3">case "gerente":</text:span></text:span></text:p>
      <text:p text:style-name="P8"><text:span text:style-name="Source_20_Text"><text:span text:style-name="T4"><text:s text:c="8"/></text:span></text:span><text:span text:style-name="Source_20_Text"><text:span text:style-name="T3">console.log("Pode acessar tudo e demitir pessoas.");</text:span></text:span></text:p>
      <text:p text:style-name="P7"><text:span text:style-name="Source_20_Text"><text:span text:style-name="T4"><text:s text:c="8"/></text:span></text:span><text:span text:style-name="Source_20_Text"><text:span text:style-name="T3">break; </text:span></text:span><text:span text:style-name="Source_20_Text"><text:span text:style-name="T5">// PARE AQUI! Não leia a linha de baixo.</text:span></text:span></text:p>
      <text:p text:style-name="P8"><text:span text:style-name="Source_20_Text"><text:span text:style-name="T4"><text:s text:c="8"/></text:span></text:span></text:p>
      <text:p text:style-name="P8"><text:span text:style-name="Source_20_Text"><text:span text:style-name="T4"><text:s text:c="4"/></text:span></text:span><text:span text:style-name="Source_20_Text"><text:span text:style-name="T3">case "programador":</text:span></text:span></text:p>
      <text:p text:style-name="P8"><text:span text:style-name="Source_20_Text"><text:span text:style-name="T4"><text:s text:c="8"/></text:span></text:span><text:span text:style-name="Source_20_Text"><text:span text:style-name="T3">console.log("Pode acessar o código.");</text:span></text:span></text:p>
      <text:p text:style-name="P8"><text:span text:style-name="Source_20_Text"><text:span text:style-name="T4"><text:s text:c="8"/></text:span></text:span><text:span text:style-name="Source_20_Text"><text:span text:style-name="T3">break; </text:span></text:span></text:p>
      <text:p text:style-name="P8"/>
      <text:p text:style-name="P8"><text:span text:style-name="Source_20_Text"><text:span text:style-name="T4"><text:s text:c="4"/></text:span></text:span><text:span text:style-name="Source_20_Text"><text:span text:style-name="T3">case "estagiario":</text:span></text:span></text:p>
      <text:p text:style-name="P8"><text:span text:style-name="Source_20_Text"><text:span text:style-name="T4"><text:s text:c="8"/></text:span></text:span><text:span text:style-name="Source_20_Text"><text:span text:style-name="T3">console.log("Pode acessar a máquina de café.");</text:span></text:span></text:p>
      <text:p text:style-name="P8"><text:soft-page-break/><text:span text:style-name="Source_20_Text"><text:span text:style-name="T4"><text:s text:c="8"/></text:span></text:span><text:span text:style-name="Source_20_Text"><text:span text:style-name="T3">break;</text:span></text:span></text:p>
      <text:p text:style-name="P8"/>
      <text:p text:style-name="P8"><text:span text:style-name="Source_20_Text"><text:span text:style-name="T4"><text:s text:c="4"/></text:span></text:span><text:span text:style-name="Source_20_Text"><text:span text:style-name="T3">default:</text:span></text:span></text:p>
      <text:p text:style-name="P7"><text:span text:style-name="Source_20_Text"><text:span text:style-name="T4"><text:s text:c="8"/></text:span></text:span><text:span text:style-name="Source_20_Text"><text:span text:style-name="T5">// O 'default' é o que acontece se o crachá não for reconhecido</text:span></text:span></text:p>
      <text:p text:style-name="P8"><text:span text:style-name="Source_20_Text"><text:span text:style-name="T4"><text:s text:c="8"/></text:span></text:span><text:span text:style-name="Source_20_Text"><text:span text:style-name="T3">console.log("Cargo não identificado. Acesso Negado.");</text:span></text:span></text:p>
      <text:p text:style-name="P8"><text:span text:style-name="Source_20_Text"><text:span text:style-name="T3">}</text:span></text:span></text:p>
      <text:h text:style-name="P2" text:outline-level="2">Resumo: Qual escolher?</text:h>
      <text:list text:style-name="L2">
        <text:list-item>
          <text:p text:style-name="P10">Precisa verificar se um número é <text:span text:style-name="Strong_20_Emphasis"><text:span text:style-name="T2">maior/menor</text:span></text:span> que outro? -&gt; Use <text:span text:style-name="Strong_20_Emphasis"><text:span text:style-name="T2">IF</text:span></text:span>.</text:p>
        </text:list-item>
        <text:list-item>
          <text:p text:style-name="P10">Precisa combinar condições com <text:span text:style-name="Strong_20_Emphasis"><text:span text:style-name="T2">&amp;&amp;</text:span></text:span> ou <text:span text:style-name="Strong_20_Emphasis"><text:span text:style-name="T2">||</text:span></text:span>? -&gt; Use <text:span text:style-name="Strong_20_Emphasis"><text:span text:style-name="T2">IF</text:span></text:span>.</text:p>
        </text:list-item>
        <text:list-item>
          <text:p text:style-name="P11">Precisa verificar uma lista de <text:span text:style-name="Strong_20_Emphasis"><text:span text:style-name="T2">opções fixas e exatas</text:span></text:span> (Menu, Dias da Semana, Cargos)? -&gt; Use <text:span text:style-name="Strong_20_Emphasis"><text:span text:style-name="T2">SWITCH</text:span>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22:38:09.887590400</meta:creation-date>
    <dc:date>2026-04-04T22:38:49.384017900</dc:date>
    <meta:editing-duration>PT39S</meta:editing-duration>
    <meta:editing-cycles>1</meta:editing-cycles>
    <meta:document-statistic meta:table-count="0" meta:image-count="0" meta:object-count="0" meta:page-count="3" meta:paragraph-count="48" meta:word-count="363" meta:character-count="2234" meta:non-whitespace-character-count="1811"/>
    <meta:generator>LibreOffice/26.2.2.2$Windows_X86_64 LibreOffice_project/1f77d10d6938fd34972958f64b2bcfa54f8b1ba5</meta:generator>
  </office:meta>
</office:document-meta>
</file>